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color="#000000" draw:marker-end="Arrowheads_20_1" draw:marker-end-width="0.3cm" draw:fill="none" draw:textarea-vertical-align="middle"/>
    </style:style>
    <style:style style:name="gr2" style:family="graphic" style:parent-style-name="standard">
      <style:graphic-properties svg:stroke-color="#000000" draw:textarea-vertical-align="middle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dash" draw:stroke-dash="Ultrafine_20_2_20_Dots_20_3_20_Dashes" svg:stroke-color="#000000" draw:fill="solid" draw:fill-color="#ffffff" draw:opacity="100%" draw:fill-image-width="0cm" draw:fill-image-height="0cm" fo:min-height="0.14cm" draw:shadow-offset-x="0.203cm" draw:shadow-offset-y="0.203cm" draw:shadow-opacity="100%"/>
    </style:style>
    <style:style style:name="gr6" style:family="graphic" style:parent-style-name="standard">
      <style:graphic-properties draw:stroke="solid" draw:stroke-dash="Ultrafine_20_2_20_Dots_20_3_20_Dashes" svg:stroke-color="#000000" draw:marker-start="Arrowheads_20_1" draw:marker-start-width="0.3cm" draw:textarea-vertical-align="middle"/>
    </style:style>
    <style:style style:name="gr7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8" style:family="graphic" style:parent-style-name="standard">
      <style:graphic-properties draw:stroke="dash" draw:stroke-dash="Ultrafine_20_2_20_Dots_20_3_20_Dashes" svg:stroke-color="#000000" draw:marker-start="Arrowheads_20_1" draw:marker-start-width="0.3cm" draw:textarea-vertical-align="middle"/>
    </style:style>
    <style:style style:name="gr9" style:family="graphic" style:parent-style-name="standard">
      <style:graphic-properties svg:stroke-color="#000000" draw:marker-start="Arrowheads_20_1" draw:marker-start-width="0.3cm" draw:textarea-vertical-align="middle"/>
    </style:style>
    <style:style style:name="gr10" style:family="graphic" style:parent-style-name="standard">
      <style:graphic-properties svg:stroke-color="#000000" draw:opacity="0%" draw:fill-image-width="0cm" draw:fill-image-height="0cm" draw:textarea-vertical-align="middle" draw:shadow-opacity="0%"/>
    </style:style>
    <style:style style:name="gr11" style:family="graphic" style:parent-style-name="objectwithoutfill">
      <style:graphic-properties draw:stroke="solid" draw:stroke-dash="Ultrafine_20_2_20_Dots_20_3_20_Dashes" svg:stroke-color="#000000" draw:marker-end="Arrowheads_20_1" draw:marker-end-width="0.3cm" draw:fill="none" draw:textarea-vertical-align="middle"/>
    </style:style>
    <style:style style:name="gr12" style:family="graphic" style:parent-style-name="standard">
      <style:graphic-properties draw:stroke="solid" svg:stroke-color="#000000" draw:textarea-vertical-align="middle"/>
    </style:style>
    <style:style style:name="gr13" style:family="graphic" style:parent-style-name="objectwithoutfill">
      <style:graphic-properties draw:stroke="dash" draw:stroke-dash="Ultrafine_20_Dashed" svg:stroke-color="#000000" draw:marker-end="Arrowheads_20_1" draw:marker-end-width="0.3cm" draw:fill="none" draw:textarea-vertical-align="middle"/>
    </style:style>
    <style:style style:name="gr14" style:family="graphic" style:parent-style-name="objectwithoutfill">
      <style:graphic-properties draw:stroke="solid" svg:stroke-color="#808080" draw:fill="none" draw:textarea-vertical-align="middle"/>
    </style:style>
    <style:style style:name="gr15" style:family="graphic" style:parent-style-name="standard">
      <style:graphic-properties draw:stroke="dash" draw:stroke-dash="Ultrafine_20_Dashed" svg:stroke-color="#000000" draw:fill="solid" draw:fill-color="#ffffff" draw:opacity="100%" draw:fill-image-width="0cm" draw:fill-image-height="0cm" fo:min-height="0.14cm" draw:shadow-offset-x="0.203cm" draw:shadow-offset-y="0.203cm" draw:shadow-opacity="100%"/>
    </style:style>
    <style:style style:name="gr16" style:family="graphic" style:parent-style-name="objectwithoutfill">
      <style:graphic-properties draw:stroke="solid" svg:stroke-color="#000000" draw:marker-end="Arrowheads_20_1" draw:marker-end-width="0.3cm" draw:fill="none" draw:textarea-vertical-align="middle"/>
    </style:style>
    <style:style style:name="gr17" style:family="graphic" style:parent-style-name="standard">
      <style:graphic-properties draw:stroke="dash" draw:stroke-dash="Ultrafine_20_Dashed" svg:stroke-color="#000000" draw:marker-start="Arrowheads_20_1" draw:marker-start-width="0.3cm" draw:textarea-vertical-align="middle"/>
    </style:style>
    <style:style style:name="gr18" style:family="graphic" style:parent-style-name="standard">
      <style:graphic-properties draw:stroke="solid" svg:stroke-color="#c0c0c0" draw:opacity="0%" draw:fill-image-width="0cm" draw:fill-image-height="0cm" draw:textarea-vertical-align="middle" draw:shadow-opacity="0%"/>
    </style:style>
    <style:style style:name="gr19" style:family="graphic" style:parent-style-name="standard">
      <style:graphic-properties draw:stroke="solid" svg:stroke-color="#000000" draw:marker-start="Arrowheads_20_1" draw:marker-start-width="0.3cm" draw:textarea-vertical-align="middle"/>
    </style:style>
    <style:style style:name="gr20" style:family="graphic" style:parent-style-name="standard">
      <style:graphic-properties draw:stroke="solid" draw:stroke-dash="Ultrafine_20_Dashed" svg:stroke-width="0cm" svg:stroke-color="#333333" draw:marker-start-width="0.2cm" draw:marker-end-width="0.2cm" draw:fill="solid" draw:fill-color="#ffffff" fo:min-height="0.789cm" fo:padding-top="0.125cm" fo:padding-bottom="0.125cm" fo:padding-left="0.25cm" fo:padding-right="0.25cm"/>
    </style:style>
    <style:style style:name="gr21" style:family="graphic" style:parent-style-name="standard">
      <style:graphic-properties draw:stroke="solid" draw:stroke-dash="Ultrafine_20_Dashed" svg:stroke-color="#000000" draw:fill="solid" draw:fill-color="#ffffff" fo:min-height="0.789cm"/>
    </style:style>
    <style:style style:name="gr22" style:family="graphic" style:parent-style-name="objectwithoutfill">
      <style:graphic-properties draw:stroke="dash" draw:stroke-dash="Ultrafine_20_Dashed" svg:stroke-color="#000000" draw:marker-start="Arrowheads_20_2" draw:marker-end="" draw:marker-end-width="0.3cm" draw:fill="none" draw:textarea-vertical-align="middle"/>
    </style:style>
    <style:style style:name="gr23" style:family="graphic" style:parent-style-name="standard">
      <style:graphic-properties draw:stroke="dash" draw:stroke-dash="Ultrafine_20_Dashed" svg:stroke-color="#000000" draw:marker-start="" draw:marker-start-width="0.3cm" draw:marker-end="Arrow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46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opacity="0%" draw:textarea-vertical-align="middle" draw:shadow-offset-x="0.203cm" draw:shadow-offset-y="0.203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" style:family="paragraph">
      <style:text-properties fo:font-size="9pt" style:font-size-asian="9pt" style:font-size-complex="9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paragraph-properties fo:line-height="150%" fo:text-align="center"/>
    </style:style>
    <style:style style:name="P10" style:family="paragraph">
      <style:paragraph-properties fo:line-height="150%"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2pt" style:font-size-asian="12pt" style:font-size-complex="6.80000019073486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9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1pt" fo:font-style="normal" fo:text-shadow="none" style:text-underline-style="none" fo:font-weight="normal" style:letter-kerning="true" style:font-family-asian="Arial" style:font-family-generic-asian="roman" style:font-pitch-asian="variable" style:font-size-asian="11pt" style:font-style-asian="normal" style:font-weight-asian="normal" style:font-family-complex="Arial" style:font-family-generic-complex="roman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2" draw:layer="layout" svg:x1="3.541cm" svg:y1="5.252cm" svg:x2="8.638cm" svg:y2="5.735cm">
          <text:p text:style-name="P1"><text:span text:style-name="T1">1. Define Collection/Slice</text:span></text:p>
          <text:p text:style-name="P1"><text:span text:style-name="T1"/></text:p>
        </draw:line>
        <draw:rect draw:style-name="gr2" draw:text-style-name="P1" draw:layer="layout" svg:width="2.56cm" svg:height="1.284cm" svg:x="2.262cm" svg:y="3.5cm">
          <text:p text:style-name="P1">NLSR</text:p>
        </draw:rect>
        <draw:rect draw:style-name="gr2" draw:text-style-name="P3" draw:layer="layout" svg:width="2.538cm" svg:height="1.264cm" svg:x="7.355cm" svg:y="3.5cm">
          <text:p text:style-name="P1"><text:span text:style-name="T2">REPO/</text:span></text:p>
          <text:p text:style-name="P1"><text:span text:style-name="T2">SYNC</text:span></text:p>
        </draw:rect>
        <draw:line draw:style-name="gr3" draw:text-style-name="P2" draw:layer="layout" svg:x1="8.627cm" svg:y1="6.471cm" svg:x2="13.611cm" svg:y2="7.161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2" draw:text-style-name="P3" draw:layer="layout" svg:width="2.538cm" svg:height="1.264cm" svg:x="12.451cm" svg:y="3.5cm">
          <text:p text:style-name="P1"><text:span text:style-name="T2">REPO/</text:span></text:p>
          <text:p text:style-name="P1"><text:span text:style-name="T2">SYNC</text:span></text:p>
        </draw:rect>
        <draw:line draw:style-name="gr4" draw:text-style-name="P1" draw:layer="layout" svg:x1="13.722cm" svg:y1="4.763cm" svg:x2="13.722cm" svg:y2="19.611cm">
          <text:p/>
        </draw:line>
        <draw:frame draw:style-name="gr5" draw:text-style-name="P4" draw:layer="layout" svg:width="3.969cm" svg:height="1.039cm" svg:x="11.996cm" svg:y="13.69cm">
          <draw:text-box>
            <text:p><text:span text:style-name="T3">Unstable sync tree; needs update</text:span></text:p>
          </draw:text-box>
        </draw:frame>
        <draw:line draw:style-name="gr4" draw:text-style-name="P1" draw:layer="layout" svg:x1="8.621cm" svg:y1="4.862cm" svg:x2="8.621cm" svg:y2="19.71cm">
          <text:p/>
        </draw:line>
        <draw:line draw:style-name="gr6" draw:text-style-name="P2" draw:layer="layout" svg:x1="3.502cm" svg:y1="6.381cm" svg:x2="8.56cm" svg:y2="6.075cm">
          <text:p text:style-name="P1"><text:span text:style-name="T1">1.a. Reply</text:span></text:p>
          <text:p text:style-name="P1"><text:span text:style-name="T4"/></text:p>
        </draw:line>
        <draw:line draw:style-name="gr1" draw:text-style-name="P2" draw:layer="layout" svg:x1="3.502cm" svg:y1="6.953cm" svg:x2="8.599cm" svg:y2="7.654cm">
          <text:p text:style-name="P1"><text:span text:style-name="T1">3. Store LSAs</text:span></text:p>
          <text:p text:style-name="P1"><text:span text:style-name="T1"/></text:p>
        </draw:line>
        <draw:line draw:style-name="gr6" draw:text-style-name="P2" draw:layer="layout" svg:x1="3.502cm" svg:y1="8.237cm" svg:x2="8.56cm" svg:y2="8.004cm">
          <text:p text:style-name="P1"><text:span text:style-name="T1">3.a. Reply</text:span></text:p>
          <text:p text:style-name="P1"><text:span text:style-name="T4"/></text:p>
        </draw:line>
        <draw:line draw:style-name="gr3" draw:text-style-name="P2" draw:layer="layout" svg:x1="8.665cm" svg:y1="9.588cm" svg:x2="13.649cm" svg:y2="10.278cm">
          <text:p text:style-name="P1"><text:span text:style-name="T1"/></text:p>
          <text:p text:style-name="P1"><text:span text:style-name="T1"/></text:p>
          <text:p text:style-name="P1"><text:span text:style-name="T1">4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custom-shape draw:style-name="gr7" draw:text-style-name="P1" draw:layer="layout" svg:width="0.273cm" svg:height="2.736cm" svg:x="8.754cm" svg:y="6.563cm">
          <text:p text:style-name="P1"><text:tab/><text:span text:style-name="T5">T1</text:span></text:p>
          <draw:enhanced-geometry svg:viewBox="0 0 21600 21600" draw:glue-points="0 0 0 21600 21600 10800" draw:text-areas="0 ?f9 7800 ?f10" draw:type="right-brace" draw:modifiers="1800 11677.642105263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1" draw:layer="layout" svg:x1="18.793cm" svg:y1="4.824cm" svg:x2="18.801cm" svg:y2="19.611cm">
          <text:p/>
        </draw:line>
        <draw:line draw:style-name="gr8" draw:text-style-name="P2" draw:layer="layout" svg:x1="13.774cm" svg:y1="10.826cm" svg:x2="18.793cm" svg:y2="10.087cm">
          <text:p text:style-name="P1"><text:span text:style-name="T1">5. Define Same Collection/Slice</text:span></text:p>
          <text:p text:style-name="P1"><text:span text:style-name="T1"/></text:p>
          <text:p text:style-name="P1"><text:span text:style-name="T1"/></text:p>
        </draw:line>
        <draw:line draw:style-name="gr3" draw:text-style-name="P2" draw:layer="layout" svg:x1="13.839cm" svg:y1="11.161cm" svg:x2="18.823cm" svg:y2="11.851cm">
          <text:p text:style-name="P1"><text:span text:style-name="T1">5.a.. Reply</text:span></text:p>
          <text:p text:style-name="P1"><text:span text:style-name="T1"/></text:p>
        </draw:line>
        <draw:line draw:style-name="gr9" draw:text-style-name="P1" draw:layer="layout" svg:x1="8.677cm" svg:y1="12.227cm" svg:x2="13.696cm" svg:y2="11.488cm">
          <text:p text:style-name="P1"><text:span text:style-name="T1">6. Root Advise Interest</text:span></text:p>
          <text:p text:style-name="P1"><text:span text:style-name="T1"/></text:p>
        </draw:line>
        <draw:line draw:style-name="gr3" draw:text-style-name="P2" draw:layer="layout" svg:x1="8.779cm" svg:y1="12.728cm" svg:x2="13.763cm" svg:y2="13.418cm">
          <text:p text:style-name="P1"><text:span text:style-name="T1"/></text:p>
          <text:p text:style-name="P1"><text:span text:style-name="T1"/></text:p>
          <text:p text:style-name="P1"><text:span text:style-name="T1">6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10" draw:text-style-name="P1" draw:layer="layout" svg:width="7.704cm" svg:height="17.781cm" svg:x="2.218cm" svg:y="2.296cm">
          <text:p text:style-name="P1"><text:span text:style-name="T6">Castor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rect draw:style-name="gr10" draw:text-style-name="P1" draw:layer="layout" svg:width="7.704cm" svg:height="17.781cm" svg:x="12.45cm" svg:y="2.295cm">
          <text:p text:style-name="P1"><text:span text:style-name="T6">Pollux</text:span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><text:span text:style-name="T6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line draw:style-name="gr4" draw:text-style-name="P1" draw:layer="layout" svg:x1="3.52cm" svg:y1="4.861cm" svg:x2="3.52cm" svg:y2="19.709cm">
          <text:p/>
        </draw:line>
        <draw:line draw:style-name="gr9" draw:text-style-name="P2" draw:layer="layout" svg:x1="8.639cm" svg:y1="15.957cm" svg:x2="13.658cm" svg:y2="15.218cm">
          <text:p text:style-name="P1"><text:span text:style-name="T1">7. Content Interest</text:span></text:p>
          <text:p text:style-name="P1"><text:span text:style-name="T1"/></text:p>
        </draw:line>
        <draw:line draw:style-name="gr9" draw:text-style-name="P2" draw:layer="layout" svg:x1="8.639cm" svg:y1="18.959cm" svg:x2="13.658cm" svg:y2="18.22cm">
          <text:p text:style-name="P1"><text:span text:style-name="T1"/></text:p>
          <text:p text:style-name="P1"><text:span text:style-name="T1"/></text:p>
          <text:p text:style-name="P1"><text:span text:style-name="T1">8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line draw:style-name="gr3" draw:text-style-name="P2" draw:layer="layout" svg:x1="8.663cm" svg:y1="16.204cm" svg:x2="13.647cm" svg:y2="16.894cm">
          <text:p text:style-name="P1"><text:span text:style-name="T1">7.a.. Reply</text:span></text:p>
          <text:p text:style-name="P1"><text:span text:style-name="T1"/></text:p>
        </draw:line>
        <draw:frame draw:style-name="gr5" draw:text-style-name="P4" draw:layer="layout" svg:width="3.295cm" svg:height="0.645cm" svg:x="11.996cm" svg:y="17.153cm">
          <draw:text-box>
            <text:p><text:span text:style-name="T3">Stable sync tree</text:span></text:p>
          </draw:text-box>
        </draw:frame>
        <draw:frame draw:style-name="gr5" draw:text-style-name="P4" draw:layer="layout" svg:width="2.645cm" svg:height="0.645cm" svg:x="6.015cm" svg:y="8.271cm">
          <draw:text-box>
            <text:p><text:span text:style-name="T3">Stable sync </text:span></text:p>
          </draw:text-box>
        </draw:frame>
        <draw:rect draw:style-name="gr2" draw:text-style-name="P1" draw:layer="layout" svg:width="2.56cm" svg:height="1.284cm" svg:x="17.475cm" svg:y="3.499cm">
          <text:p text:style-name="P1">NLSR</text:p>
        </draw:rect>
      </draw:page>
      <draw:page draw:name="page2" draw:style-name="dp1" draw:master-page-name="Default">
        <draw:line draw:style-name="gr11" draw:text-style-name="P2" draw:layer="layout" svg:x1="3.541cm" svg:y1="4.852cm" svg:x2="8.59cm" svg:y2="4.819cm">
          <text:p text:style-name="P1"><text:span text:style-name="T1">1. Define Collection/Slice</text:span></text:p>
          <text:p text:style-name="P1"><text:span text:style-name="T1"/></text:p>
        </draw:line>
        <draw:rect draw:style-name="gr12" draw:text-style-name="P5" draw:layer="layout" svg:width="2.56cm" svg:height="0.761cm" svg:x="2.262cm" svg:y="2.3cm">
          <text:p text:style-name="P1"><text:span text:style-name="T7">NLSR</text:span></text:p>
        </draw:rect>
        <draw:rect draw:style-name="gr12" draw:text-style-name="P3" draw:layer="layout" svg:width="2.538cm" svg:height="1.264cm" svg:x="7.355cm" svg:y="2.3cm">
          <text:p text:style-name="P1"><text:span text:style-name="T2">REPO/</text:span></text:p>
          <text:p text:style-name="P1"><text:span text:style-name="T2">SYNC</text:span></text:p>
        </draw:rect>
        <draw:line draw:style-name="gr13" draw:text-style-name="P2" draw:layer="layout" svg:x1="8.724cm" svg:y1="5.143cm" svg:x2="13.743cm" svg:y2="5.143cm">
          <text:p text:style-name="P1"><text:span text:style-name="T1"/></text:p>
          <text:p text:style-name="P1"><text:span text:style-name="T1"/></text:p>
          <text:p text:style-name="P1"><text:span text:style-name="T1">2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rect draw:style-name="gr12" draw:text-style-name="P3" draw:layer="layout" svg:width="2.538cm" svg:height="1.264cm" svg:x="12.451cm" svg:y="2.3cm">
          <text:p text:style-name="P1"><text:span text:style-name="T2">REPO/</text:span></text:p>
          <text:p text:style-name="P1"><text:span text:style-name="T2">SYNC</text:span></text:p>
        </draw:rect>
        <draw:line draw:style-name="gr14" draw:text-style-name="P1" draw:layer="layout" svg:x1="13.722cm" svg:y1="3.663cm" svg:x2="13.722cm" svg:y2="23.335cm">
          <text:p/>
        </draw:line>
        <draw:frame draw:style-name="gr15" draw:text-style-name="P6" draw:layer="layout" svg:width="5.76cm" svg:height="0.607cm" svg:x="11.796cm" svg:y="12.39cm">
          <draw:text-box>
            <text:p><text:span text:style-name="T8">Unstable sync tree; needs update</text:span></text:p>
          </draw:text-box>
        </draw:frame>
        <draw:line draw:style-name="gr14" draw:text-style-name="P1" draw:layer="layout" svg:x1="8.63cm" svg:y1="3.574cm" svg:x2="8.621cm" svg:y2="23.466cm">
          <text:p/>
        </draw:line>
        <draw:line draw:style-name="gr6" draw:text-style-name="P2" draw:layer="layout" svg:x1="3.535cm" svg:y1="5.51cm" svg:x2="8.59cm" svg:y2="5.463cm">
          <text:p text:style-name="P1"><text:span text:style-name="T1">1.a. Reply</text:span></text:p>
          <text:p text:style-name="P1"><text:span text:style-name="T4"/></text:p>
        </draw:line>
        <draw:line draw:style-name="gr11" draw:text-style-name="P2" draw:layer="layout" svg:x1="3.502cm" svg:y1="6.453cm" svg:x2="8.511cm" svg:y2="6.412cm">
          <text:p text:style-name="P1"><text:span text:style-name="T1">3. Store Named LSAs</text:span></text:p>
          <text:p text:style-name="P1"><text:span text:style-name="T1"/></text:p>
        </draw:line>
        <draw:line draw:style-name="gr6" draw:text-style-name="P2" draw:layer="layout" svg:x1="3.555cm" svg:y1="6.923cm" svg:x2="8.56cm" svg:y2="6.904cm">
          <text:p text:style-name="P1"><text:span text:style-name="T1">3.a. Reply</text:span></text:p>
          <text:p text:style-name="P1"><text:span text:style-name="T4"/></text:p>
        </draw:line>
        <draw:line draw:style-name="gr14" draw:text-style-name="P1" draw:layer="layout" svg:x1="18.822cm" svg:y1="6.596cm" svg:x2="18.801cm" svg:y2="23.335cm">
          <text:p/>
        </draw:line>
        <draw:line draw:style-name="gr6" draw:text-style-name="P2" draw:layer="layout" svg:x1="13.686cm" svg:y1="9.696cm" svg:x2="18.84cm" svg:y2="9.694cm">
          <text:p text:style-name="P1"><text:span text:style-name="T1">5. Define <text:s/>Collection/Slice</text:span></text:p>
          <text:p text:style-name="P1"><text:span text:style-name="T1"/></text:p>
        </draw:line>
        <draw:line draw:style-name="gr16" draw:text-style-name="P2" draw:layer="layout" svg:x1="13.773cm" svg:y1="10.135cm" svg:x2="18.859cm" svg:y2="10.19cm">
          <text:p text:style-name="P1"><text:span text:style-name="T1">5.a. Reply</text:span></text:p>
          <text:p text:style-name="P1"><text:span text:style-name="T1"/></text:p>
        </draw:line>
        <draw:line draw:style-name="gr17" draw:text-style-name="P5" draw:layer="layout" svg:x1="8.724cm" svg:y1="11.474cm" svg:x2="13.685cm" svg:y2="11.517cm">
          <text:p text:style-name="P1"><text:span text:style-name="T1">6. Root Advise Interest</text:span></text:p>
          <text:p text:style-name="P1"><text:span text:style-name="T1"/></text:p>
        </draw:line>
        <draw:line draw:style-name="gr13" draw:text-style-name="P2" draw:layer="layout" svg:x1="8.6cm" svg:y1="12.057cm" svg:x2="13.653cm" svg:y2="12.079cm">
          <text:p text:style-name="P1"><text:span text:style-name="T1"/></text:p>
          <text:p text:style-name="P1"><text:span text:style-name="T1"/></text:p>
          <text:p text:style-name="P1"><text:span text:style-name="T1">6.a. Root Advise Reply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rect draw:style-name="gr18" draw:text-style-name="P5" draw:layer="layout" svg:width="7.704cm" svg:height="22.493cm" svg:x="2.218cm" svg:y="1.343cm">
          <text:p text:style-name="P1"><text:span text:style-name="T9">Castor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</draw:rect>
        <draw:rect draw:style-name="gr18" draw:text-style-name="P5" draw:layer="layout" svg:width="7.704cm" svg:height="22.532cm" svg:x="12.45cm" svg:y="1.363cm">
          <text:p text:style-name="P1"><text:span text:style-name="T9">Pollux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  <text:p text:style-name="P1"><text:span text:style-name="T7"/></text:p>
        </draw:rect>
        <draw:line draw:style-name="gr14" draw:text-style-name="P1" draw:layer="layout" svg:x1="3.52cm" svg:y1="3.081cm" svg:x2="3.52cm" svg:y2="23.465cm">
          <text:p/>
        </draw:line>
        <draw:line draw:style-name="gr19" draw:text-style-name="P2" draw:layer="layout" svg:x1="8.634cm" svg:y1="13.719cm" svg:x2="13.683cm" svg:y2="13.748cm">
          <text:p text:style-name="P1"><text:span text:style-name="T1">8. Content Interest</text:span></text:p>
          <text:p text:style-name="P1"><text:span text:style-name="T1"/></text:p>
        </draw:line>
        <draw:line draw:style-name="gr17" draw:text-style-name="P2" draw:layer="layout" svg:x1="8.675cm" svg:y1="17.867cm" svg:x2="13.694cm" svg:y2="17.897cm">
          <text:p text:style-name="P1"><text:span text:style-name="T1"/></text:p>
          <text:p text:style-name="P1"><text:span text:style-name="T1"/></text:p>
          <text:p text:style-name="P1"><text:span text:style-name="T1">11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line draw:style-name="gr16" draw:text-style-name="P2" draw:layer="layout" svg:x1="8.664cm" svg:y1="14.256cm" svg:x2="13.713cm" svg:y2="14.256cm">
          <text:p text:style-name="P1"><text:span text:style-name="T1">8.a. Reply</text:span></text:p>
          <text:p text:style-name="P1"><text:span text:style-name="T1"/></text:p>
        </draw:line>
        <draw:frame draw:style-name="gr15" draw:text-style-name="P6" draw:layer="layout" svg:width="2.953cm" svg:height="0.607cm" svg:x="11.996cm" svg:y="16.753cm">
          <draw:text-box>
            <text:p><text:span text:style-name="T8">Stable sync tree</text:span></text:p>
          </draw:text-box>
        </draw:frame>
        <draw:frame draw:style-name="gr15" draw:text-style-name="P6" draw:layer="layout" svg:width="2.645cm" svg:height="0.607cm" svg:x="6.515cm" svg:y="7.171cm">
          <draw:text-box>
            <text:p><text:span text:style-name="T8">Stable sync </text:span></text:p>
          </draw:text-box>
        </draw:frame>
        <draw:frame draw:style-name="gr20" draw:text-style-name="P7" draw:layer="layout" svg:width="4.115cm" svg:height="1.039cm" svg:x="2.4cm" svg:y="3.259cm">
          <draw:text-box>
            <text:p><text:span text:style-name="T10">- Reads configuration file</text:span></text:p>
            <text:p><text:span text:style-name="T10">- Create Slice </text:span></text:p>
          </draw:text-box>
        </draw:frame>
        <draw:line draw:style-name="gr13" draw:text-style-name="P2" draw:layer="layout" svg:x1="3.496cm" svg:y1="8.161cm" svg:x2="18.852cm" svg:y2="8.208cm">
          <text:p text:style-name="P1"><text:span text:style-name="T1"/></text:p>
          <text:p text:style-name="P1"><text:span text:style-name="T1"/></text:p>
          <text:p text:style-name="P1"><text:span text:style-name="T1">4. Info Interest 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7" draw:text-style-name="P5" draw:layer="layout" svg:x1="3.585cm" svg:y1="8.665cm" svg:x2="18.761cm" svg:y2="8.747cm">
          <text:p text:style-name="P1"><text:span text:style-name="T1">4.a. Reply</text:span></text:p>
          <text:p text:style-name="P1"><text:span text:style-name="T1"/></text:p>
        </draw:line>
        <draw:line draw:style-name="gr11" draw:text-style-name="P2" draw:layer="layout" svg:x1="3.503cm" svg:y1="9.653cm" svg:x2="8.604cm" svg:y2="9.658cm">
          <text:p text:style-name="P1"><text:span text:style-name="T1">4. Store Adjacency LSAs</text:span></text:p>
          <text:p text:style-name="P1"><text:span text:style-name="T1"/></text:p>
        </draw:line>
        <draw:line draw:style-name="gr6" draw:text-style-name="P2" draw:layer="layout" svg:x1="3.555cm" svg:y1="10.19cm" svg:x2="8.571cm" svg:y2="10.191cm">
          <text:p text:style-name="P1"><text:span text:style-name="T1">4.a. Reply</text:span></text:p>
          <text:p text:style-name="P1"><text:span text:style-name="T4"/></text:p>
        </draw:line>
        <draw:frame draw:style-name="gr21" draw:text-style-name="P8" draw:layer="layout" svg:width="4.47cm" svg:height="1.039cm" svg:x="15.325cm" svg:y="6.889cm">
          <draw:text-box>
            <text:p><text:span text:style-name="T1">- Reads configuration file</text:span></text:p>
            <text:p><text:span text:style-name="T1">- Create Slice </text:span></text:p>
          </draw:text-box>
        </draw:frame>
        <draw:line draw:style-name="gr6" draw:text-style-name="P2" draw:layer="layout" svg:x1="13.706cm" svg:y1="16.113cm" svg:x2="18.763cm" svg:y2="16.146cm">
          <text:p text:style-name="P1"><text:span text:style-name="T1">10. Store Adjacency <text:s/>LSAs</text:span></text:p>
          <text:p text:style-name="P1"><text:span text:style-name="T1"/></text:p>
        </draw:line>
        <draw:line draw:style-name="gr16" draw:text-style-name="P2" draw:layer="layout" svg:x1="13.774cm" svg:y1="16.635cm" svg:x2="18.86cm" svg:y2="16.69cm">
          <text:p text:style-name="P1"><text:span text:style-name="T1">10.a. Reply</text:span></text:p>
          <text:p text:style-name="P1"><text:span text:style-name="T1"/></text:p>
        </draw:line>
        <draw:line draw:style-name="gr13" draw:text-style-name="P2" draw:layer="layout" svg:x1="8.605cm" svg:y1="19.276cm" svg:x2="13.666cm" svg:y2="19.26cm">
          <text:p text:style-name="P1"><text:span text:style-name="T1"/></text:p>
          <text:p text:style-name="P1"><text:span text:style-name="T1"/></text:p>
          <text:p text:style-name="P1"><text:span text:style-name="T1">12. Root Advise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7" draw:text-style-name="P5" draw:layer="layout" svg:x1="8.61cm" svg:y1="19.805cm" svg:x2="13.685cm" svg:y2="19.818cm">
          <text:p text:style-name="P1"><text:span text:style-name="T1">12.a. Root Advise Reply</text:span></text:p>
          <text:p text:style-name="P1"><text:span text:style-name="T1"/></text:p>
        </draw:line>
        <draw:line draw:style-name="gr16" draw:text-style-name="P2" draw:layer="layout" svg:x1="8.571cm" svg:y1="21.228cm" svg:x2="13.725cm" svg:y2="21.267cm">
          <text:p text:style-name="P1"><text:span text:style-name="T1"/></text:p>
          <text:p text:style-name="P1"><text:span text:style-name="T1"/></text:p>
          <text:p text:style-name="P1"><text:span text:style-name="T1">13. Content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19" draw:text-style-name="P5" draw:layer="layout" svg:x1="8.605cm" svg:y1="21.674cm" svg:x2="13.686cm" svg:y2="21.718cm">
          <text:p text:style-name="P1"><text:span text:style-name="T1">13.a. Reply</text:span></text:p>
          <text:p text:style-name="P1"><text:span text:style-name="T1"/></text:p>
        </draw:line>
        <draw:frame draw:style-name="gr15" draw:text-style-name="P6" draw:layer="layout" svg:width="2.645cm" svg:height="0.607cm" svg:x="6.216cm" svg:y="10.472cm">
          <draw:text-box>
            <text:p><text:span text:style-name="T8">Stable sync </text:span></text:p>
          </draw:text-box>
        </draw:frame>
        <draw:line draw:style-name="gr22" draw:text-style-name="P2" draw:layer="layout" svg:x1="3.496cm" svg:y1="14.961cm" svg:x2="18.852cm" svg:y2="15.008cm">
          <text:p text:style-name="P1"><text:span text:style-name="T1"/></text:p>
          <text:p text:style-name="P1"><text:span text:style-name="T1"/></text:p>
          <text:p text:style-name="P1"><text:span text:style-name="T1">9. Info Interest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line>
        <draw:line draw:style-name="gr23" draw:text-style-name="P5" draw:layer="layout" svg:x1="3.585cm" svg:y1="15.365cm" svg:x2="18.761cm" svg:y2="15.447cm">
          <text:p text:style-name="P1"><text:span text:style-name="T1">9.a. Reply</text:span></text:p>
          <text:p text:style-name="P1"><text:span text:style-name="T1"/></text:p>
        </draw:line>
        <draw:rect draw:style-name="gr12" draw:text-style-name="P5" draw:layer="layout" svg:width="2.56cm" svg:height="0.761cm" svg:x="17.331cm" svg:y="5.807cm">
          <text:p text:style-name="P1"><text:span text:style-name="T7">NLSR</text:span></text:p>
        </draw:rect>
        <draw:frame draw:style-name="gr15" draw:text-style-name="P6" draw:layer="layout" svg:width="5.76cm" svg:height="0.607cm" svg:x="5.438cm" svg:y="20.111cm">
          <draw:text-box>
            <text:p><text:span text:style-name="T8">Unstable sync tree; needs update</text:span></text:p>
          </draw:text-box>
        </draw:frame>
        <draw:line draw:style-name="gr13" draw:text-style-name="P2" draw:layer="layout" svg:x1="8.626cm" svg:y1="23.22cm" svg:x2="13.645cm" svg:y2="23.22cm">
          <text:p text:style-name="P1"><text:span text:style-name="T1"/></text:p>
          <text:p text:style-name="P1"><text:span text:style-name="T1"/></text:p>
          <text:p text:style-name="P1"><text:span text:style-name="T1">14. Root Advise Interest</text:span></text:p>
          <text:p text:style-name="P1"><text:span text:style-name="T1">(no reply)</text:span></text:p>
          <text:p text:style-name="P1"><text:span text:style-name="T1"/></text:p>
          <text:p text:style-name="P1"><text:span text:style-name="T1"/></text:p>
        </draw:line>
        <draw:frame draw:style-name="gr15" draw:text-style-name="P6" draw:layer="layout" svg:width="2.953cm" svg:height="0.607cm" svg:x="7.097cm" svg:y="21.954cm">
          <draw:text-box>
            <text:p><text:span text:style-name="T8">Stable sync tree</text:span></text:p>
          </draw:text-box>
        </draw:frame>
        <draw:line draw:style-name="gr6" draw:text-style-name="P2" draw:layer="layout" svg:x1="13.706cm" svg:y1="13.414cm" svg:x2="18.763cm" svg:y2="13.447cm">
          <text:p text:style-name="P1"><text:span text:style-name="T1">7. Store Named LSAs</text:span></text:p>
          <text:p text:style-name="P1"><text:span text:style-name="T1"/></text:p>
        </draw:line>
        <draw:line draw:style-name="gr16" draw:text-style-name="P2" draw:layer="layout" svg:x1="13.774cm" svg:y1="13.936cm" svg:x2="18.86cm" svg:y2="13.991cm">
          <text:p text:style-name="P1"><text:span text:style-name="T1">7.a. Reply</text:span></text:p>
          <text:p text:style-name="P1"><text:span text:style-name="T1"/></text:p>
        </draw:line>
        <draw:frame draw:style-name="gr24" draw:text-style-name="P10" draw:layer="layout" svg:width="10.392cm" svg:height="0.896cm" svg:x="6.045cm" svg:y="23.995cm">
          <draw:text-box>
            <text:p text:style-name="P9"><text:span text:style-name="T11">All dotted lines show <text:s/>periodic messages</text:span></text:p>
          </draw:text-box>
        </draw:frame>
      </draw:page>
      <draw:page draw:name="page3" draw:style-name="dp1" draw:master-page-name="Default">
        <draw:rect draw:style-name="gr25" draw:text-style-name="P1" xml:id="id1" draw:id="id1" draw:layer="layout" svg:width="3.876cm" svg:height="1.23cm" svg:x="12.458cm" svg:y="2.298cm">
          <text:p text:style-name="P1">NLSR</text:p>
        </draw:rect>
        <draw:rect draw:style-name="gr25" draw:text-style-name="P1" xml:id="id3" draw:id="id3" draw:layer="layout" svg:width="3.843cm" svg:height="1.263cm" svg:x="4.803cm" svg:y="4.634cm">
          <text:p text:style-name="P1">Repo</text:p>
        </draw:rect>
        <draw:rect draw:style-name="gr25" draw:text-style-name="P1" xml:id="id2" draw:id="id2" draw:layer="layout" svg:width="3.827cm" svg:height="1.284cm" svg:x="12.45cm" svg:y="4.632cm">
          <text:p text:style-name="P1">CCND</text:p>
        </draw:rect>
        <draw:connector draw:style-name="gr26" draw:text-style-name="P11" draw:layer="layout" draw:type="line" svg:x1="14.396cm" svg:y1="3.528cm" svg:x2="14.363cm" svg:y2="4.632cm" draw:start-shape="id1" draw:end-shape="id2" draw:end-glue-point="0" svg:d="m14396 3528-33 1104">
          <text:p text:style-name="P1"><text:span text:style-name="T12"><text:tab/></text:span><text:span text:style-name="T12"><text:tab/></text:span><text:span text:style-name="T12">FIB updates</text:span></text:p>
        </draw:connector>
        <draw:rect draw:style-name="gr27" draw:text-style-name="P12" draw:layer="layout" svg:width="12.347cm" svg:height="4.961cm" svg:x="4.375cm" svg:y="1.534cm">
          <text:p text:style-name="P12"><text:span text:style-name="T13">Node A</text:span></text:p>
          <text:p text:style-name="P12"/>
          <text:p text:style-name="P12"/>
          <text:p text:style-name="P12"/>
          <text:p text:style-name="P12"/>
          <text:p text:style-name="P12"/>
          <text:p text:style-name="P12"/>
        </draw:rect>
        <draw:connector draw:style-name="gr26" draw:text-style-name="P1" draw:layer="layout" draw:type="line" svg:x1="12.45cm" svg:y1="5.274cm" svg:x2="8.646cm" svg:y2="5.265cm" draw:start-shape="id2" draw:start-glue-point="3" draw:end-shape="id3" draw:end-glue-point="1" svg:d="m12450 5274-3804-9">
          <text:p text:style-name="P13"><text:span text:style-name="T11"/></text:p>
          <text:p text:style-name="P13"><text:span text:style-name="T12"/></text:p>
          <text:p text:style-name="P13"><text:span text:style-name="T12">Global Prefix</text:span></text:p>
          <text:p text:style-name="P13"><text:span text:style-name="T12"/></text:p>
          <text:p text:style-name="P13"><text:span text:style-name="T14">Slice/Topo Prefix</text:span></text:p>
          <text:p text:style-name="P1"/>
        </draw:connector>
        <draw:connector draw:style-name="gr26" draw:text-style-name="P1" draw:layer="layout" draw:type="line" svg:x1="12.458cm" svg:y1="2.913cm" svg:x2="8.646cm" svg:y2="2.915cm" draw:start-shape="id1" draw:end-shape="id4" draw:end-glue-point="1" svg:d="m12458 2913-3812 2">
          <text:p text:style-name="P1"><text:span text:style-name="T12">Slice/Topo Prefix</text:span></text:p>
          <text:p text:style-name="P1"><text:span text:style-name="T11"/></text:p>
        </draw:connector>
        <draw:rect draw:style-name="gr25" draw:text-style-name="P1" xml:id="id4" draw:id="id4" draw:layer="layout" svg:width="3.843cm" svg:height="1.263cm" svg:x="4.803cm" svg:y="2.284cm">
          <text:p text:style-name="P1">SYNC</text:p>
        </draw:rect>
        <draw:connector draw:style-name="gr26" draw:text-style-name="P14" draw:layer="layout" draw:type="line" svg:x1="6.724cm" svg:y1="3.547cm" svg:x2="6.724cm" svg:y2="4.634cm" draw:start-shape="id4" draw:start-glue-point="2" draw:end-shape="id3" svg:d="m6724 3547v1087">
          <text:p text:style-name="P1"><text:span text:style-name="T11"><text:tab/></text:span><text:span text:style-name="T11"><text:tab/></text:span><text:span text:style-name="T11"><text:tab/></text:span></text:p>
          <text:p text:style-name="P1"><text:span text:style-name="T12"><text:tab/></text:span><text:span text:style-name="T12"><text:tab/></text:span><text:span text:style-name="T12"><text:tab/></text:span><text:span text:style-name="T12">Slice/Topo Prefix</text:span></text:p>
          <text:p text:style-name="P1"><text:span text:style-name="T11"/></text:p>
          <text:p text:style-name="P1"><text:span text:style-name="T11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013 1130" svg:d="m1009 1050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1-20T10:04:44.47</meta:creation-date>
    <dc:date>2013-02-15T12:47:05</dc:date>
    <meta:editing-duration>PT7H22M4S</meta:editing-duration>
    <meta:editing-cycles>17</meta:editing-cycles>
    <meta:generator>OpenOffice.org/3.3$Unix OpenOffice.org_project/330m20$Build-9567</meta:generator>
    <dc:creator>Syed Obaid Amin</dc:creator>
    <meta:document-statistic meta:object-count="82"/>
  </office:meta>
</office:document-meta>
</file>